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/ Desafio VxTel - Vortx</text:span></text:p>
      <text:p text:style-name="P1"><text:span text:style-name="T1"/></text:p>
      <text:p text:style-name="P1"><text:span text:style-name="T1">#include &lt;stdio.h&gt;</text:span></text:p>
      <text:p text:style-name="P1"><text:span text:style-name="T1">#include &lt;string.h&gt;</text:span></text:p>
      <text:p text:style-name="P1"><text:span text:style-name="T1">#include &lt;math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origem;</text:span></text:p>
      <text:p text:style-name="P1"><text:span text:style-name="T1">int destino;</text:span></text:p>
      <text:p text:style-name="P1"><text:span text:style-name="T1">int tempo;</text:span></text:p>
      <text:p text:style-name="P1"><text:span text:style-name="T1">int tempo2;</text:span></text:p>
      <text:p text:style-name="P1"><text:span text:style-name="T1">int plano;</text:span></text:p>
      <text:p text:style-name="P1"><text:span text:style-name="T1">float pmin;</text:span></text:p>
      <text:p text:style-name="P1"><text:span text:style-name="T1">float pmin2;</text:span></text:p>
      <text:p text:style-name="P1"><text:span text:style-name="T1">float SemFale;</text:span></text:p>
      <text:p text:style-name="P1"><text:span text:style-name="T1">float ComFale;</text:span></text:p>
      <text:p text:style-name="P1"><text:span text:style-name="T1"/></text:p>
      <text:p text:style-name="P1"><text:span text:style-name="T1"/></text:p>
      <text:p text:style-name="P1"><text:span text:style-name="T1">int main(){</text:span></text:p>
      <text:p text:style-name="P1"><text:span text:style-name="T1"/></text:p>
      <text:p text:style-name="P1"><text:span text:style-name="T1">printf("Digite a Origem: ");</text:span></text:p>
      <text:p text:style-name="P1"><text:span text:style-name="T1">scanf("%d",&amp;origem);</text:span></text:p>
      <text:p text:style-name="P1"><text:span text:style-name="T1">printf("Digite o Destino: ");</text:span></text:p>
      <text:p text:style-name="P1"><text:span text:style-name="T1">scanf("%d",&amp;destino);</text:span></text:p>
      <text:p text:style-name="P1"><text:span text:style-name="T1">printf("Digite o Tempo: ");</text:span></text:p>
      <text:p text:style-name="P1"><text:span text:style-name="T1">scanf("%d",&amp;tempo);</text:span></text:p>
      <text:p text:style-name="P1"><text:span text:style-name="T1">printf("Digite 1 para Plano Falemais 30\n");</text:span></text:p>
      <text:p text:style-name="P1"><text:span text:style-name="T1">printf("Digite 2 para Plano Falemais 60\n");</text:span></text:p>
      <text:p text:style-name="P1"><text:span text:style-name="T1">printf("Digite 3 para Plano Falemais 120\n");</text:span></text:p>
      <text:p text:style-name="P1"><text:span text:style-name="T1">printf("Digite o Plano Falemais: ");</text:span></text:p>
      <text:p text:style-name="P1"><text:span text:style-name="T1">scanf("%d",&amp;plano);</text:span></text:p>
      <text:p text:style-name="P1"><text:span text:style-name="T1"/></text:p>
      <text:p text:style-name="P1"><text:span text:style-name="T1"/></text:p>
      <text:p text:style-name="P1"><text:span text:style-name="T1">tempo2 = tempo;</text:span></text:p>
      <text:p text:style-name="P1"><text:span text:style-name="T1"/></text:p>
      <text:p text:style-name="P1"><text:span text:style-name="T1">if (origem == 11 &amp;&amp; destino == 16){pmin = 1.90;}</text:span></text:p>
      <text:p text:style-name="P1"><text:span text:style-name="T1">else if (origem == 16 &amp;&amp; destino == 11){pmin = 2.90;}</text:span></text:p>
      <text:p text:style-name="P1"><text:span text:style-name="T1">else if (origem == 11 &amp;&amp; destino == 17){pmin = 1.70;}</text:span></text:p>
      <text:p text:style-name="P1"><text:span text:style-name="T1">else if (origem == 17 &amp;&amp; destino == 11){pmin = 2.70;}</text:span></text:p>
      <text:p text:style-name="P1"><text:span text:style-name="T1">else if (origem == 11 &amp;&amp; destino == 18){pmin = 0.90;}</text:span></text:p>
      <text:p text:style-name="P1"><text:span text:style-name="T1">else if (origem == 18 &amp;&amp; destino == 11){pmin = 1.90;}</text:span></text:p>
      <text:p text:style-name="P1"><text:span text:style-name="T1">else {pmin = 0.0;}</text:span></text:p>
      <text:p text:style-name="P1"><text:span text:style-name="T1"/></text:p>
      <text:p text:style-name="P1"><text:span text:style-name="T1">pmin2 = pmin;</text:span></text:p>
      <text:p text:style-name="P1"><text:span text:style-name="T1"/></text:p>
      <text:p text:style-name="P1"><text:span text:style-name="T1">system("cls");</text:span></text:p>
      <text:p text:style-name="P1"><text:span text:style-name="T1"/></text:p>
      <text:p text:style-name="P1"><text:span text:style-name="T1">printf("Origem: ");</text:span></text:p>
      <text:p text:style-name="P1"><text:span text:style-name="T1">printf("%d\n",origem);</text:span></text:p>
      <text:p text:style-name="P1"><text:span text:style-name="T1">printf("Destino: ");</text:span></text:p>
      <text:p text:style-name="P1"><text:span text:style-name="T1">printf("%d\n",destino);</text:span></text:p>
      <text:p text:style-name="P1"><text:span text:style-name="T1">printf("Tempo: ");</text:span></text:p>
      <text:p text:style-name="P1"><text:span text:style-name="T1">printf("%d\n",tempo2);</text:span></text:p>
      <text:p text:style-name="P1"><text:span text:style-name="T1">printf("Plano: ");</text:span></text:p>
      <text:p text:style-name="P1"><text:span text:style-name="T1">printf("%d\n",plano);</text:span></text:p>
      <text:p text:style-name="P1"><text:span text:style-name="T1"/></text:p>
      <text:p text:style-name="P1"><text:span text:style-name="T1">if (plano == 1 &amp;&amp; tempo &gt; 30){tempo = tempo-(30);}</text:span></text:p>
      <text:p text:style-name="P1"><text:span text:style-name="T1">else if (plano == 2 &amp;&amp; tempo &gt; 60){tempo = tempo- (60);}</text:span></text:p>
      <text:p text:style-name="P1"><text:span text:style-name="T1">else if (plano == 3 &amp;&amp; tempo &gt; 120){tempo = tempo -(120);}</text:span></text:p>
      <text:p text:style-name="P1"><text:span text:style-name="T1">else {tempo = 0;}</text:span></text:p>
      <text:p text:style-name="P1"><text:span text:style-name="T1"/></text:p>
      <text:p text:style-name="P1"><text:span text:style-name="T1">ComFale = tempo * (pmin=pmin*0.1+pmin);</text:span></text:p>
      <text:p text:style-name="P1"><text:span text:style-name="T1">printf("ComFaleMais:");</text:span></text:p>
      <text:p text:style-name="P1"><text:span text:style-name="T1">printf("$ %.2f\n",ComFale);</text:span></text:p>
      <text:p text:style-name="P1"><text:span text:style-name="T1"/></text:p>
      <text:p text:style-name="P1"><text:span text:style-name="T1">SemFale = tempo2 * pmin2;</text:span></text:p>
      <text:p text:style-name="P1"><text:span text:style-name="T1">printf("SemFaleMais: ");</text:span></text:p>
      <text:p text:style-name="P1"><text:span text:style-name="T1">printf("$ %.2f\n",SemFale);</text:span></text:p>
      <text:p text:style-name="P1"><text:span text:style-name="T1"/></text:p>
      <text:p text:style-name="P1"><text:span text:style-name="T1">system("pause");</text:span></text:p>
      <text:p text:style-name="P1"><text:span text:style-name="T1"/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